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0-&gt;50</text:p>
      <text:p text:style-name="Standard"/>
      <text:p text:style-name="Standard">40-&gt;0</text:p>
      <text:p text:style-name="Standard"/>
      <text:p text:style-name="Standard">50=50a+b</text:p>
      <text:p text:style-name="Standard">0=40a+b <text:s/>→ b=-40a</text:p>
      <text:p text:style-name="Standard"/>
      <text:p text:style-name="Standard">50=10a → a=5 </text:p>
      <text:p text:style-name="Standard">b=-2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4T18:32:45.15</meta:creation-date>
    <meta:document-statistic meta:table-count="0" meta:image-count="0" meta:object-count="0" meta:page-count="1" meta:paragraph-count="6" meta:word-count="10" meta:character-count="55"/>
    <dc:date>2016-03-14T18:49:58.96</dc:date>
    <dc:creator>James Lombardi</dc:creator>
    <meta:editing-duration>PT17M14S</meta:editing-duration>
    <meta:editing-cycles>1</meta:editing-cycles>
    <meta:generator>OpenOffice/4.1.0$Win32 OpenOffice.org_project/410m18$Build-9764</meta:generator>
  </office:meta>
</office:document-meta>
</file>